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063790" officeooo:paragraph-rsid="00063790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63790" officeooo:paragraph-rsid="00063790" style:font-weight-asian="normal" style:font-weight-complex="normal"/>
    </style:style>
    <style:style style:name="P3" style:family="paragraph" style:parent-style-name="Standard" style:list-style-name="L2">
      <style:text-properties officeooo:rsid="00070a65" officeooo:paragraph-rsid="00070a65"/>
    </style:style>
    <style:style style:name="P4" style:family="paragraph" style:parent-style-name="Standard">
      <style:text-properties officeooo:rsid="00070a65" officeooo:paragraph-rsid="00070a65"/>
    </style:style>
    <style:style style:name="P5" style:family="paragraph" style:parent-style-name="Standard">
      <style:text-properties officeooo:rsid="00070a65" officeooo:paragraph-rsid="000a7840"/>
    </style:style>
    <style:style style:name="P6" style:family="paragraph" style:parent-style-name="Standard">
      <style:text-properties officeooo:rsid="00077877" officeooo:paragraph-rsid="00077877"/>
    </style:style>
    <style:style style:name="P7" style:family="paragraph" style:parent-style-name="Standard">
      <style:text-properties fo:color="#006400" style:text-underline-style="solid" style:text-underline-width="auto" style:text-underline-color="font-color" fo:font-weight="bold" officeooo:rsid="00063790" officeooo:paragraph-rsid="00063790" style:font-weight-asian="bold" style:font-weight-complex="bold"/>
    </style:style>
    <style:style style:name="P8" style:family="paragraph" style:parent-style-name="Standard" style:list-style-name="L3">
      <style:text-properties officeooo:paragraph-rsid="000a7840"/>
    </style:style>
    <style:style style:name="P9" style:family="paragraph" style:parent-style-name="Standard">
      <style:text-properties fo:color="#dc143c" style:text-underline-style="solid" style:text-underline-width="auto" style:text-underline-color="font-color" fo:font-weight="bold" officeooo:rsid="00070a65" officeooo:paragraph-rsid="00070a65" style:font-weight-asian="bold" style:font-weight-complex="bold"/>
    </style:style>
    <style:style style:name="P10" style:family="paragraph" style:parent-style-name="Standard" style:list-style-name="L4">
      <style:text-properties officeooo:paragraph-rsid="000a7840"/>
    </style:style>
    <style:style style:name="P11" style:family="paragraph" style:parent-style-name="Standard">
      <style:text-properties fo:color="#8b0000" style:text-underline-style="solid" style:text-underline-width="auto" style:text-underline-color="font-color" fo:font-weight="bold" officeooo:rsid="00070a65" officeooo:paragraph-rsid="00070a65" style:font-weight-asian="bold" style:font-weight-complex="bold"/>
    </style:style>
    <style:style style:name="P12" style:family="paragraph" style:parent-style-name="Standard" style:list-style-name="L5">
      <style:text-properties officeooo:paragraph-rsid="000a7840"/>
    </style:style>
    <style:style style:name="P13" style:family="paragraph" style:parent-style-name="Standard">
      <style:text-properties fo:color="#008b8b" style:text-underline-style="solid" style:text-underline-width="auto" style:text-underline-color="font-color" fo:font-weight="bold" officeooo:rsid="00077877" officeooo:paragraph-rsid="00077877" style:font-weight-asian="bold" style:font-weight-complex="bold"/>
    </style:style>
    <style:style style:name="P14" style:family="paragraph" style:parent-style-name="Standard" style:list-style-name="L6">
      <style:text-properties officeooo:paragraph-rsid="000a7840"/>
    </style:style>
    <style:style style:name="P15" style:family="paragraph" style:parent-style-name="Standard">
      <style:text-properties fo:color="#7b68ee" style:text-underline-style="solid" style:text-underline-width="auto" style:text-underline-color="font-color" fo:font-weight="bold" officeooo:rsid="00077877" officeooo:paragraph-rsid="00077877" style:font-weight-asian="bold" style:font-weight-complex="bold"/>
    </style:style>
    <style:style style:name="P16" style:family="paragraph" style:parent-style-name="Standard" style:list-style-name="L7">
      <style:text-properties officeooo:paragraph-rsid="000a784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3790" style:font-weight-asian="normal" style:font-weight-complex="normal"/>
    </style:style>
    <style:style style:name="T3" style:family="text">
      <style:text-properties fo:font-weight="normal" officeooo:rsid="00070a65" style:font-weight-asian="normal" style:font-weight-complex="normal"/>
    </style:style>
    <style:style style:name="T4" style:family="text">
      <style:text-properties fo:font-weight="normal" officeooo:rsid="00077877" style:font-weight-asian="normal" style:font-weight-complex="normal"/>
    </style:style>
    <style:style style:name="T5" style:family="text">
      <style:text-properties fo:font-weight="normal" officeooo:rsid="000a7840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SI MODEL(OPEN SYSTEM INTERCONNECTION):-</text:p>
      <text:p text:style-name="P2"/>
      <text:p text:style-name="P2">Generally most of the cases if we want to transmit data between two computers we use LAN cables.</text:p>
      <text:p text:style-name="P2">these two computers share data with the help of network interface card.</text:p>
      <text:p text:style-name="P2">If two computers are in same network then we can easily transmit data.</text:p>
      <text:p text:style-name="P2">but when two computers are in differant networks then we use OPEN SYSTEM INTERCONNECTION.</text:p>
      <text:list xml:id="list3447498457" text:style-name="L1">
        <text:list-item>
          <text:p text:style-name="P1">OSI <text:span text:style-name="T1">model is introduced by ISO in 1984.</text:span></text:p>
        </text:list-item>
        <text:list-item>
          <text:p text:style-name="P1"><text:span text:style-name="T1">when we transmit data between two computers that data is gone through <text:s/>seven differant layers.they are</text:span></text:p>
          <text:p text:style-name="P1"><text:span text:style-name="T1"><text:s text:c="9"/></text:span></text:p>
        </text:list-item>
      </text:list>
      <text:list xml:id="list3661120407" text:style-name="L3">
        <text:list-item>
          <text:p text:style-name="P8"><text:span text:style-name="T3">APPLICATION LAYER</text:span></text:p>
        </text:list-item>
        <text:list-item>
          <text:p text:style-name="P8"><text:span text:style-name="T3"><text:s/>PRESENTATIO</text:span><text:span text:style-name="T5">N LAYER</text:span></text:p>
        </text:list-item>
        <text:list-item>
          <text:p text:style-name="P8"><text:span text:style-name="T3">SESSION LAYER</text:span></text:p>
        </text:list-item>
        <text:list-item>
          <text:p text:style-name="P8"><text:span text:style-name="T3">TRANSPORT LAYER</text:span></text:p>
        </text:list-item>
        <text:list-item>
          <text:p text:style-name="P8"><text:span text:style-name="T3">NETWORK LAYER</text:span></text:p>
        </text:list-item>
        <text:list-item>
          <text:p text:style-name="P8"><text:span text:style-name="T3">DATALINK LAYER</text:span></text:p>
        </text:list-item>
        <text:list-item>
          <text:p text:style-name="P8"><text:span text:style-name="T3">PHYSICAL LAYER</text:span></text:p>
        </text:list-item>
      </text:list>
      <text:list xml:id="list694229322" text:style-name="L2">
        <text:list-item>
          <text:p text:style-name="P3"><text:span text:style-name="T1">Each layer is a pakage of protocols</text:span></text:p>
        </text:list-item>
      </text:list>
      <text:p text:style-name="P4"><text:span text:style-name="T1"/></text:p>
      <text:p text:style-name="P9">APPLICATION LAYER:-</text:p>
      <text:list xml:id="list4033278382" text:style-name="L4">
        <text:list-item>
          <text:p text:style-name="P10"><text:span text:style-name="T3">It provides protocols that allow software to send data and recieve information and present meaningful data to users.</text:span></text:p>
        </text:list-item>
        <text:list-item>
          <text:p text:style-name="P10"><text:span text:style-name="T3">It is used by network applications(computer applications that works used by internet)</text:span></text:p>
        </text:list-item>
      </text:list>
      <text:p text:style-name="P5"><text:span text:style-name="T1"><text:s text:c="2"/>EX:-file transfer protocol(FTP),web surfings(HTTP),emails(SMTP).</text:span></text:p>
      <text:p text:style-name="P5"><text:span text:style-name="T1">It provides services for network applications with the help of protocols to perform user activities.</text:span></text:p>
      <text:p text:style-name="P4"><text:span text:style-name="T1"/></text:p>
      <text:p text:style-name="P11">PRESENTATION LAYER:-</text:p>
      <text:list xml:id="list351335416" text:style-name="L5">
        <text:list-item>
          <text:p text:style-name="P12"><text:span text:style-name="T3">It takes data from application layer.</text:span></text:p>
        </text:list-item>
        <text:list-item>
          <text:p text:style-name="P12"><text:span text:style-name="T3">In presentation layer data is in the form of characters and numbers</text:span></text:p>
        </text:list-item>
        <text:list-item>
          <text:p text:style-name="P12"><text:span text:style-name="T3">it converts data from characters or numbers to machine understandable language</text:span></text:p>
        </text:list-item>
        <text:list-item>
          <text:p text:style-name="P12"><text:span text:style-name="T3">Presentatio layer deals with TRANSLATION,DATA COMPRESSION,ENCRYPTION(transmission),DECRYPTION(</text:span><text:span text:style-name="T4">reciever)</text:span></text:p>
        </text:list-item>
      </text:list>
      <text:p text:style-name="P4"><text:span text:style-name="T4"/></text:p>
      <text:p text:style-name="P13">SESSION LAYER:-</text:p>
      <text:list xml:id="list2584608797" text:style-name="L6">
        <text:list-item>
          <text:p text:style-name="P14"><text:span text:style-name="T4">It deals with setting up and managing connections</text:span></text:p>
        </text:list-item>
        <text:list-item>
          <text:p text:style-name="P14"><text:span text:style-name="T4">it deals with <text:s/>session management,authentication,authorization</text:span></text:p>
        </text:list-item>
        <text:list-item>
          <text:p text:style-name="P14"><text:span text:style-name="T4">it is used to know which <text:s/>data packet is related to which file either text file,image file and checks where the recieved data packet go</text:span></text:p>
        </text:list-item>
      </text:list>
      <text:p text:style-name="P6"><text:span text:style-name="T1"/></text:p>
      <text:p text:style-name="P6"><text:span text:style-name="T1"/></text:p>
      <text:p text:style-name="P15">TRANSPORT LAYER:-</text:p>
      <text:list xml:id="list2187163726" text:style-name="L7">
        <text:list-item>
          <text:p text:style-name="P16"><text:span text:style-name="T4"><text:s/>It is used to check reliability of the communication throgh segmentation,flow control,error control,connection oriented and connection less oriented</text:span></text:p>
        </text:list-item>
        <text:list-item>
          <text:p text:style-name="P16"><text:span text:style-name="T4">Data recieved from <text:s/>session layer is divided into segments or data units.</text:span></text:p>
        </text:list-item>
        <text:list-item>
          <text:p text:style-name="P16"><text:span text:style-name="T4">Each segment contain source and destination numbers</text:span></text:p>
        </text:list-item>
      </text:list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1:03:16.344950325</meta:creation-date>
    <dc:date>2023-04-10T13:57:44.229241240</dc:date>
    <meta:editing-duration>PT2H19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96" meta:character-count="1921" meta:non-whitespace-character-count="1664"/>
  </office:meta>
</office:document-meta>
</file>